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paragraph-properties fo:text-align="justify" style:justify-single-word="false"/>
      <style:text-properties officeooo:rsid="0009138b" officeooo:paragraph-rsid="0009138b"/>
    </style:style>
    <style:style style:name="P2" style:family="paragraph" style:parent-style-name="Heading_20_1">
      <style:paragraph-properties fo:text-align="justify" style:justify-single-word="false"/>
      <style:text-properties officeooo:rsid="000b0eef" officeooo:paragraph-rsid="000b0eef"/>
    </style:style>
    <style:style style:name="P3" style:family="paragraph" style:parent-style-name="Heading_20_1">
      <style:paragraph-properties fo:text-align="justify" style:justify-single-word="false"/>
      <style:text-properties officeooo:rsid="000bc475" officeooo:paragraph-rsid="000bc475"/>
    </style:style>
    <style:style style:name="P4" style:family="paragraph" style:parent-style-name="Heading_20_1">
      <style:paragraph-properties fo:text-align="justify" style:justify-single-word="false"/>
      <style:text-properties officeooo:rsid="000e550e" officeooo:paragraph-rsid="000e550e"/>
    </style:style>
    <style:style style:name="P5" style:family="paragraph" style:parent-style-name="Heading_20_1">
      <style:paragraph-properties fo:text-align="justify" style:justify-single-word="false"/>
      <style:text-properties officeooo:rsid="000effe8" officeooo:paragraph-rsid="000effe8"/>
    </style:style>
    <style:style style:name="P6" style:family="paragraph" style:parent-style-name="Heading_20_1">
      <style:paragraph-properties fo:text-align="justify" style:justify-single-word="false"/>
      <style:text-properties officeooo:rsid="00126d27" officeooo:paragraph-rsid="00126d27"/>
    </style:style>
    <style:style style:name="P7" style:family="paragraph" style:parent-style-name="Heading_20_1">
      <style:paragraph-properties fo:text-align="justify" style:justify-single-word="false"/>
      <style:text-properties officeooo:rsid="0015b87c" officeooo:paragraph-rsid="0015b87c"/>
    </style:style>
    <style:style style:name="P8" style:family="paragraph" style:parent-style-name="Heading_20_1">
      <style:paragraph-properties fo:text-align="justify" style:justify-single-word="false"/>
      <style:text-properties officeooo:rsid="0017d65d" officeooo:paragraph-rsid="0017d65d"/>
    </style:style>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2"/>
    <style:style style:name="P12" style:family="paragraph" style:parent-style-name="Text_20_body" style:list-style-name="L14"/>
    <style:style style:name="P13" style:family="paragraph" style:parent-style-name="Text_20_body">
      <style:paragraph-properties fo:text-align="justify" style:justify-single-word="false"/>
    </style:style>
    <style:style style:name="P14" style:family="paragraph" style:parent-style-name="Text_20_body" style:list-style-name="L10">
      <style:paragraph-properties fo:text-align="justify" style:justify-single-word="false"/>
      <style:text-properties officeooo:rsid="0007ef3d" officeooo:paragraph-rsid="0007ef3d"/>
    </style:style>
    <style:style style:name="P15" style:family="paragraph" style:parent-style-name="Text_20_body" style:list-style-name="L10">
      <style:paragraph-properties fo:text-align="justify" style:justify-single-word="false"/>
      <style:text-properties officeooo:rsid="0009138b" officeooo:paragraph-rsid="0009138b"/>
    </style:style>
    <style:style style:name="P16" style:family="paragraph" style:parent-style-name="Text_20_body">
      <style:paragraph-properties fo:text-align="justify" style:justify-single-word="false"/>
      <style:text-properties officeooo:rsid="0009138b" officeooo:paragraph-rsid="0009138b"/>
    </style:style>
    <style:style style:name="P17" style:family="paragraph" style:parent-style-name="Text_20_body" style:list-style-name="L15"/>
    <style:style style:name="P18" style:family="paragraph" style:parent-style-name="Text_20_body">
      <style:paragraph-properties fo:text-align="justify" style:justify-single-word="false"/>
      <style:text-properties officeooo:rsid="000973e4" officeooo:paragraph-rsid="000973e4"/>
    </style:style>
    <style:style style:name="P19" style:family="paragraph" style:parent-style-name="Text_20_body">
      <style:paragraph-properties fo:text-align="justify" style:justify-single-word="false"/>
      <style:text-properties officeooo:rsid="000ac077" officeooo:paragraph-rsid="000ac077"/>
    </style:style>
    <style:style style:name="P20" style:family="paragraph" style:parent-style-name="Text_20_body">
      <style:paragraph-properties fo:text-align="justify" style:justify-single-word="false"/>
      <style:text-properties officeooo:rsid="000b0eef" officeooo:paragraph-rsid="000b0eef"/>
    </style:style>
    <style:style style:name="P21" style:family="paragraph" style:parent-style-name="Text_20_body" style:list-style-name="L16"/>
    <style:style style:name="P22" style:family="paragraph" style:parent-style-name="Text_20_body">
      <style:paragraph-properties fo:text-align="justify" style:justify-single-word="false"/>
      <style:text-properties officeooo:rsid="000bc475" officeooo:paragraph-rsid="000bc475"/>
    </style:style>
    <style:style style:name="P23" style:family="paragraph" style:parent-style-name="Text_20_body" style:list-style-name="L17"/>
    <style:style style:name="P24" style:family="paragraph" style:parent-style-name="Text_20_body">
      <style:paragraph-properties fo:text-align="justify" style:justify-single-word="false"/>
      <style:text-properties officeooo:rsid="000d0846" officeooo:paragraph-rsid="000d0846"/>
    </style:style>
    <style:style style:name="P25" style:family="paragraph" style:parent-style-name="Text_20_body">
      <style:paragraph-properties fo:text-align="justify" style:justify-single-word="false"/>
      <style:text-properties officeooo:rsid="000e550e" officeooo:paragraph-rsid="000e550e"/>
    </style:style>
    <style:style style:name="P26" style:family="paragraph" style:parent-style-name="Text_20_body" style:list-style-name="L18"/>
    <style:style style:name="P27" style:family="paragraph" style:parent-style-name="Text_20_body">
      <style:paragraph-properties fo:text-align="justify" style:justify-single-word="false"/>
      <style:text-properties officeooo:rsid="000e6b59" officeooo:paragraph-rsid="000e6b59"/>
    </style:style>
    <style:style style:name="P28" style:family="paragraph" style:parent-style-name="Text_20_body">
      <style:paragraph-properties fo:text-align="justify" style:justify-single-word="false"/>
      <style:text-properties officeooo:rsid="000effe8" officeooo:paragraph-rsid="000effe8"/>
    </style:style>
    <style:style style:name="P29" style:family="paragraph" style:parent-style-name="Text_20_body" style:list-style-name="L19"/>
    <style:style style:name="P30" style:family="paragraph" style:parent-style-name="Text_20_body">
      <style:paragraph-properties fo:text-align="justify" style:justify-single-word="false"/>
      <style:text-properties officeooo:rsid="0011dd97" officeooo:paragraph-rsid="0011dd97"/>
    </style:style>
    <style:style style:name="P31" style:family="paragraph" style:parent-style-name="Text_20_body">
      <style:paragraph-properties fo:text-align="justify" style:justify-single-word="false"/>
      <style:text-properties officeooo:rsid="00126d27" officeooo:paragraph-rsid="00126d27"/>
    </style:style>
    <style:style style:name="P32" style:family="paragraph" style:parent-style-name="Text_20_body" style:list-style-name="L20"/>
    <style:style style:name="P33" style:family="paragraph" style:parent-style-name="Text_20_body">
      <style:paragraph-properties fo:text-align="justify" style:justify-single-word="false"/>
      <style:text-properties officeooo:rsid="0014b947" officeooo:paragraph-rsid="0014b947"/>
    </style:style>
    <style:style style:name="P34" style:family="paragraph" style:parent-style-name="Text_20_body">
      <style:paragraph-properties fo:text-align="justify" style:justify-single-word="false"/>
      <style:text-properties officeooo:rsid="0015b87c" officeooo:paragraph-rsid="0015b87c"/>
    </style:style>
    <style:style style:name="P35" style:family="paragraph" style:parent-style-name="Text_20_body" style:list-style-name="L21"/>
    <style:style style:name="P36" style:family="paragraph" style:parent-style-name="Text_20_body">
      <style:paragraph-properties fo:text-align="justify" style:justify-single-word="false"/>
      <style:text-properties officeooo:rsid="001638e5" officeooo:paragraph-rsid="001638e5"/>
    </style:style>
    <style:style style:name="P37" style:family="paragraph" style:parent-style-name="Text_20_body">
      <style:paragraph-properties fo:text-align="justify" style:justify-single-word="false"/>
      <style:text-properties officeooo:rsid="0017d65d" officeooo:paragraph-rsid="0017d65d"/>
    </style:style>
    <style:style style:name="P38" style:family="paragraph" style:parent-style-name="Text_20_body" style:list-style-name="L22"/>
    <style:style style:name="P39" style:family="paragraph" style:parent-style-name="Text_20_body" style:list-style-name="L8">
      <style:paragraph-properties fo:margin-top="0cm" fo:margin-bottom="0cm" loext:contextual-spacing="false"/>
    </style:style>
    <style:style style:name="P40" style:family="paragraph" style:parent-style-name="Text_20_body" style:list-style-name="L12">
      <style:paragraph-properties fo:margin-top="0cm" fo:margin-bottom="0cm" loext:contextual-spacing="false"/>
    </style:style>
    <style:style style:name="P41" style:family="paragraph" style:parent-style-name="Text_20_body" style:list-style-name="L15">
      <style:paragraph-properties fo:margin-top="0cm" fo:margin-bottom="0cm" loext:contextual-spacing="false"/>
    </style:style>
    <style:style style:name="P42" style:family="paragraph" style:parent-style-name="Text_20_body" style:list-style-name="L16">
      <style:paragraph-properties fo:margin-top="0cm" fo:margin-bottom="0cm" loext:contextual-spacing="false"/>
    </style:style>
    <style:style style:name="P43" style:family="paragraph" style:parent-style-name="Text_20_body" style:list-style-name="L17">
      <style:paragraph-properties fo:margin-top="0cm" fo:margin-bottom="0cm" loext:contextual-spacing="false"/>
    </style:style>
    <style:style style:name="P44" style:family="paragraph" style:parent-style-name="Text_20_body" style:list-style-name="L18">
      <style:paragraph-properties fo:margin-top="0cm" fo:margin-bottom="0cm" loext:contextual-spacing="false"/>
    </style:style>
    <style:style style:name="P45" style:family="paragraph" style:parent-style-name="Text_20_body" style:list-style-name="L19">
      <style:paragraph-properties fo:margin-top="0cm" fo:margin-bottom="0cm" loext:contextual-spacing="false"/>
    </style:style>
    <style:style style:name="P46" style:family="paragraph" style:parent-style-name="Text_20_body" style:list-style-name="L20">
      <style:paragraph-properties fo:margin-top="0cm" fo:margin-bottom="0cm" loext:contextual-spacing="false"/>
    </style:style>
    <style:style style:name="P47" style:family="paragraph" style:parent-style-name="Text_20_body" style:list-style-name="L21">
      <style:paragraph-properties fo:margin-top="0cm" fo:margin-bottom="0cm" loext:contextual-spacing="false"/>
    </style:style>
    <style:style style:name="P48" style:family="paragraph" style:parent-style-name="Text_20_body" style:list-style-name="L22">
      <style:paragraph-properties fo:margin-top="0cm" fo:margin-bottom="0cm" loext:contextual-spacing="false"/>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cm" fo:border="none" loext:rel-width-rel="paragraph"/>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cm" svg:y="0cm" svg:width="18.113cm" draw:z-index="0">
        <draw:text-box fo:min-height="0.787cm">
          <text:p text:style-name="Text_20_body"/>
        </draw:text-box>
      </draw:frame>
      <draw:frame draw:style-name="fr2" draw:name="Frame2" text:anchor-type="page" text:anchor-page-number="1" svg:x="16.702cm" svg:y="25.698cm" svg:width="0.298cm" style:rel-width="2%" draw:z-index="1">
        <draw:text-box fo:min-height="0.041cm">
          <text:p text:style-name="Text_20_body"/>
        </draw:text-box>
      </draw:frame>
      <text:h text:style-name="Heading_20_1" text:outline-level="1">Compute number of neighbors for each node</text:h>
      <text:section text:style-name="Sect1" text:name="gl-aside">
        <text:p text:style-name="Text_20_body">How do you evaluate whether a node is an important one or not? There are a few ways to do so, and here, you're going to look at one metric: the number of neighbors that a node has.</text:p>
        <text:p text:style-name="Text_20_body">Every NetworkX graph <text:span text:style-name="Source_20_Text">G</text:span> exposes a <text:span text:style-name="Source_20_Text">.neighbors(n)</text:span> method that returns a list of nodes that are the neighbors of the node <text:span text:style-name="Source_20_Text">n</text:span>. To begin, use this method in the IPython Shell on the Twitter network <text:span text:style-name="Source_20_Text">T</text:span> to get the neighbors of of node <text:span text:style-name="Source_20_Text">1</text:span>. This will get you familiar with how the function works. Then, your job in this exercise is to write a function that returns all nodes that have <text:span text:style-name="Source_20_Text">m</text:span> neighbors.</text:p>
        <text:h text:style-name="Heading_20_5" text:outline-level="5">Instructions</text:h>
        <text:p text:style-name="Text_20_body">100xp</text:p>
        <text:h text:style-name="Heading_20_5" text:outline-level="5">Instructions</text:h>
        <text:p text:style-name="Text_20_body">100xp</text:p>
        <text:list xml:id="list2051713538469196436" text:style-name="L8">
          <text:list-item>
            <text:p text:style-name="P39">Write a function called <text:span text:style-name="Source_20_Text">nodes_with_m_nbrs()</text:span> that has two parameters - <text:span text:style-name="Source_20_Text">G</text:span> and <text:span text:style-name="Source_20_Text">m</text:span> - and returns all nodes that have <text:span text:style-name="Source_20_Text">m</text:span> neighbors. To do this:</text:p>
            <text:list>
              <text:list-item>
                <text:p text:style-name="P39">Iterate over all nodes in <text:span text:style-name="Source_20_Text">G</text:span> (<text:span text:style-name="Strong_20_Emphasis">not</text:span> including the metadata). </text:p>
              </text:list-item>
              <text:list-item>
                <text:p text:style-name="P39">Use the <text:span text:style-name="Source_20_Text">len()</text:span> function together with the <text:span text:style-name="Source_20_Text">.neighbors()</text:span> method to calculate the total number of neighbors that node <text:span text:style-name="Source_20_Text">n</text:span> in graph <text:span text:style-name="Source_20_Text">G</text:span> has.</text:p>
                <text:list>
                  <text:list-item>
                    <text:p text:style-name="P39">If the number of neighbors of node <text:span text:style-name="Source_20_Text">n</text:span> is equal to <text:span text:style-name="Source_20_Text">m</text:span>, add <text:span text:style-name="Source_20_Text">n</text:span> to the set <text:span text:style-name="Source_20_Text">nodes</text:span> using the <text:span text:style-name="Source_20_Text">.add()</text:span> method.</text:p>
                  </text:list-item>
                </text:list>
              </text:list-item>
              <text:list-item>
                <text:p text:style-name="P39">After iterating over all the nodes in <text:span text:style-name="Source_20_Text">G</text:span>, return the set <text:span text:style-name="Source_20_Text">nodes</text:span>.</text:p>
              </text:list-item>
            </text:list>
          </text:list-item>
          <text:list-item>
            <text:p text:style-name="P9">Use your <text:span text:style-name="Source_20_Text">nodes_with_m_nbrs()</text:span> function to retrieve all the nodes that have 6 neighbors in the graph <text:span text:style-name="Source_20_Text">T</text:span>. </text:p>
          </text:list-item>
        </text:list>
        <text:list xml:id="list8100560852671862874" text:style-name="L9">
          <text:list-header>
            <text:p text:style-name="P10"><text:a xlink:type="simple" xlink:href="https://campus.datacamp.com/courses/network-analysis-in-python-part-1/important-nodes?ex=2" text:style-name="Internet_20_link" text:visited-style-name="Visited_20_Internet_20_Link">Take Hint (-30xp)</text:a></text:p>
          </text:list-header>
        </text:list>
      </text:section>
      <text:list xml:id="list9079877571915511467" text:style-name="L10">
        <text:list-header>
          <text:p text:style-name="P14">SOLUTION&gt;</text:p>
          <text:p text:style-name="P15"># Define nodes_with_m_nbrs()</text:p>
        </text:list-header>
        <text:list-item>
          <text:p text:style-name="P15">def nodes_with_m_nbrs(G, m):</text:p>
        </text:list-item>
        <text:list-item>
          <text:p text:style-name="P15"><text:s text:c="4"/>"""</text:p>
        </text:list-item>
        <text:list-item>
          <text:p text:style-name="P15"><text:s text:c="4"/>Returns all nodes in graph G that have m neighbors.</text:p>
        </text:list-item>
        <text:list-item>
          <text:p text:style-name="P15"><text:s text:c="4"/>"""</text:p>
        </text:list-item>
        <text:list-item>
          <text:p text:style-name="P15"><text:s text:c="4"/>nodes = set()</text:p>
        </text:list-item>
        <text:list-item>
          <text:p text:style-name="P15"><text:s text:c="4"/></text:p>
        </text:list-item>
        <text:list-item>
          <text:p text:style-name="P15"><text:s text:c="4"/># Iterate over all nodes in G</text:p>
        </text:list-item>
        <text:list-item>
          <text:p text:style-name="P15"><text:s text:c="4"/>for n in G.nodes():</text:p>
        </text:list-item>
        <text:list-item>
          <text:p text:style-name="P15"><text:s text:c="4"/></text:p>
        </text:list-item>
        <text:list-item>
          <text:p text:style-name="P15"><text:soft-page-break/><text:s text:c="8"/># Check if the number of neighbors of n matches m</text:p>
        </text:list-item>
        <text:list-item>
          <text:p text:style-name="P15"><text:s text:c="8"/>if len(G.neighbors(n)) == m:</text:p>
        </text:list-item>
        <text:list-item>
          <text:p text:style-name="P15"><text:s text:c="8"/></text:p>
        </text:list-item>
        <text:list-item>
          <text:p text:style-name="P15"><text:s text:c="12"/># Add the node n to the set</text:p>
        </text:list-item>
        <text:list-item>
          <text:p text:style-name="P15"><text:s text:c="12"/>nodes.add(n)</text:p>
        </text:list-item>
        <text:list-item>
          <text:p text:style-name="P15"><text:s text:c="12"/></text:p>
        </text:list-item>
        <text:list-item>
          <text:p text:style-name="P15"><text:s text:c="4"/># Return the nodes with m neighbors</text:p>
        </text:list-item>
        <text:list-item>
          <text:p text:style-name="P15"><text:s text:c="4"/>return nodes</text:p>
        </text:list-item>
        <text:list-item>
          <text:p text:style-name="P15"/>
        </text:list-item>
        <text:list-item>
          <text:p text:style-name="P15"># Compute and print all nodes in T that have 6 neighbors</text:p>
        </text:list-item>
        <text:list-item>
          <text:p text:style-name="P15">six_nbrs = nodes_with_m_nbrs(T, 6)</text:p>
        </text:list-item>
        <text:list-item>
          <text:p text:style-name="P15">print(six_nbrs)</text:p>
        </text:list-item>
      </text:list>
      <text:p text:style-name="P16">&gt;&gt;&gt;&gt;&gt;&gt;&gt;&gt;&gt;&gt;&gt;&gt;&gt;&gt;&gt;&gt;&gt;&gt;&gt;&gt;&gt;&gt;&gt;&gt;&gt;&gt;&gt;&gt;&gt;&gt;&gt;&gt;&gt;&gt;&gt;&gt;&gt;&gt;&gt;&gt;&gt;&gt;&gt;&gt;&gt;&gt;&gt;&gt;&gt;&gt;&gt;&gt;&gt;&gt;&gt;&gt;&gt;&gt;&gt;&gt;&gt;&gt;&gt;&gt;&gt;</text:p>
      <text:h text:style-name="P1" text:outline-level="1">Compute degree distribution</text:h>
      <text:p text:style-name="Text_20_body">The number of neighbors that a node has is called its "degree", and it's possible to compute the degree distribution across the entire graph. In this exercise, your job is to compute the degree distribution across <text:span text:style-name="Source_20_Text">T</text:span>.</text:p>
      <text:h text:style-name="Heading_20_5" text:outline-level="5">Instructions</text:h>
      <text:p text:style-name="Text_20_body">100xp</text:p>
      <text:list xml:id="list3957868338302444229" text:style-name="L15">
        <text:list-item>
          <text:p text:style-name="P41">Use a list comprehension along with the <text:span text:style-name="Source_20_Text">.neighbors(n)</text:span> method to get the degree of every node. The result should be a list of integers.</text:p>
          <text:list>
            <text:list-item>
              <text:p text:style-name="P41">Use <text:span text:style-name="Source_20_Text">n</text:span> as your <text:span text:style-name="Emphasis">iterator variable</text:span>. </text:p>
            </text:list-item>
            <text:list-item>
              <text:p text:style-name="P41">The <text:span text:style-name="Emphasis">output expression</text:span> of your list comprehension should be the number of neighbors that node <text:span text:style-name="Source_20_Text">n</text:span> has - that is, its degree. Use the <text:span text:style-name="Source_20_Text">len()</text:span> function together with the <text:span text:style-name="Source_20_Text">.neighbors()</text:span> method to compute this. </text:p>
            </text:list-item>
            <text:list-item>
              <text:p text:style-name="P41">The <text:span text:style-name="Emphasis">iterable</text:span> in your list comprehension is the all the nodes in <text:span text:style-name="Source_20_Text">T</text:span>, accessed using the <text:span text:style-name="Source_20_Text">.nodes()</text:span> method.</text:p>
            </text:list-item>
          </text:list>
        </text:list-item>
        <text:list-item>
          <text:p text:style-name="P17">Print the degrees. </text:p>
        </text:list-item>
      </text:list>
      <text:p text:style-name="P16"/>
      <text:p text:style-name="P18">SOLUTION</text:p>
      <text:p text:style-name="P18"># Compute the degree of every node: degrees</text:p>
      <text:p text:style-name="P18">degrees = [len(T.neighbors(n)) for n in T.nodes()]</text:p>
      <text:p text:style-name="P18"><text:soft-page-break/></text:p>
      <text:p text:style-name="P18"># Print the degrees</text:p>
      <text:p text:style-name="P18">print(degrees)</text:p>
      <text:p text:style-name="P18"/>
      <text:p text:style-name="P19">&gt;&gt;&gt;&gt;&gt;&gt;&gt;&gt;&gt;&gt;&gt;&gt;&gt;&gt;&gt;&gt;&gt;&gt;&gt;&gt;&gt;&gt;&gt;&gt;&gt;&gt;&gt;&gt;&gt;&gt;&gt;&gt;&gt;&gt;&gt;&gt;&gt;&gt;&gt;&gt;&gt;&gt;&gt;&gt;&gt;&gt;&gt;&gt;&gt;&gt;&gt;&gt;&gt;&gt;&gt;&gt;&gt;&gt;&gt;&gt;&gt;&gt;&gt;&gt;</text:p>
      <text:h text:style-name="P2" text:outline-level="1">Degree centrality distribution</text:h>
      <text:p text:style-name="Text_20_body">The degree of a node is the number of neighbors that it has. The degree centrality is the number of neighbors divided by all possible neighbors that it could have. Depending on whether self-loops are allowed, the set of possible neighbors a node could have could also include the node itself. </text:p>
      <text:p text:style-name="Text_20_body">The <text:span text:style-name="Source_20_Text">nx.degree_centrality(G)</text:span> function returns a dictionary, where the keys are the nodes and the values are their degree centrality values.</text:p>
      <text:p text:style-name="Text_20_body">The degree distribution <text:span text:style-name="Source_20_Text">degrees</text:span> you computed in the previous exercise using the list comprehension has been pre-loaded.</text:p>
      <text:h text:style-name="Heading_20_5" text:outline-level="5">Instructions</text:h>
      <text:p text:style-name="Text_20_body">0xp</text:p>
      <text:list xml:id="list5937696209932270054" text:style-name="L16">
        <text:list-item>
          <text:p text:style-name="P42">Compute the degree centrality of the Twitter network <text:span text:style-name="Source_20_Text">T</text:span>. </text:p>
        </text:list-item>
        <text:list-item>
          <text:p text:style-name="P42">Using <text:span text:style-name="Source_20_Text">plt.hist()</text:span>, plot a histogram of the degree centrality distribution of <text:span text:style-name="Source_20_Text">T</text:span>. This can be accessed using <text:span text:style-name="Source_20_Text">list(deg_cent.values())</text:span>. </text:p>
        </text:list-item>
        <text:list-item>
          <text:p text:style-name="P42">Plot a histogram of the degree distribution <text:span text:style-name="Source_20_Text">degrees</text:span> of <text:span text:style-name="Source_20_Text">T</text:span>. This is the same list you computed in the last exercise. </text:p>
        </text:list-item>
        <text:list-item>
          <text:p text:style-name="P21">Create a scatter plot with <text:span text:style-name="Source_20_Text">degrees</text:span> on the x-axis and the degree centrality distribution <text:span text:style-name="Source_20_Text">list(deg_cent.values())</text:span> on the y-axis. </text:p>
        </text:list-item>
      </text:list>
      <text:p text:style-name="P20"/>
      <text:p text:style-name="P20"/>
      <text:p text:style-name="P20"># Import matplotlib.pyplot</text:p>
      <text:p text:style-name="P20">import matplotlib.pyplot as plt</text:p>
      <text:p text:style-name="P20"/>
      <text:p text:style-name="P20"># Compute the degree centrality of the Twitter network: deg_cent</text:p>
      <text:p text:style-name="P20">deg_cent = nx.degree_centrality(T)</text:p>
      <text:p text:style-name="P20"/>
      <text:p text:style-name="P20"># Plot a histogram of the degree centrality distribution of the graph</text:p>
      <text:p text:style-name="P20">plt.figure()</text:p>
      <text:p text:style-name="P20">plt.hist(list(deg_cent.values()))</text:p>
      <text:p text:style-name="P20"><text:soft-page-break/>plt.show()</text:p>
      <text:p text:style-name="P20"/>
      <text:p text:style-name="P20"># Plot a histogram of the degree distribution of the graph</text:p>
      <text:p text:style-name="P20">plt.figure()</text:p>
      <text:p text:style-name="P20">plt.hist(degrees)</text:p>
      <text:p text:style-name="P20">plt.show()</text:p>
      <text:p text:style-name="P20"/>
      <text:p text:style-name="P20"># Plot a scatter plot of the centrality distribution and the degree distribution</text:p>
      <text:p text:style-name="P20">plt.figure()</text:p>
      <text:p text:style-name="P20">plt.scatter(degrees, list(deg_cent.values()))</text:p>
      <text:p text:style-name="P20">plt.show()</text:p>
      <text:p text:style-name="P20"/>
      <text:p text:style-name="P22">&gt;&gt;&gt;&gt;&gt;&gt;&gt;&gt;&gt;&gt;&gt;&gt;&gt;&gt;&gt;&gt;&gt;&gt;&gt;&gt;&gt;&gt;&gt;&gt;&gt;&gt;&gt;&gt;&gt;&gt;&gt;&gt;&gt;&gt;&gt;&gt;&gt;&gt;&gt;&gt;&gt;&gt;&gt;&gt;&gt;&gt;&gt;&gt;&gt;&gt;&gt;&gt;&gt;&gt;&gt;&gt;&gt;&gt;&gt;&gt;&gt;&gt;&gt;&gt;&gt;&gt;&gt;&gt;&gt;&gt;&gt;</text:p>
      <text:h text:style-name="P3" text:outline-level="1">Shortest Path I</text:h>
      <text:p text:style-name="Text_20_body">You can leverage what you know about finding neighbors to try finding paths in a network. One algorithm for path-finding between two nodes is the "breadth-first search" (BFS) algorithm. In a BFS algorithm, you start from a particular node and iteratively search through its neighbors and neighbors' neighbors until you find the destination node.</text:p>
      <text:p text:style-name="Text_20_body">Pathfinding algorithms are important because they provide another way of assessing node importance; you'll see this in a later exercise.</text:p>
      <text:p text:style-name="Text_20_body">In this set of 3 exercises, you're going to build up slowly to get to the final BFS algorithm. The problem has been broken into 3 parts that, if you complete in succession, will get you to a first pass implementation of the BFS algorithm.</text:p>
      <text:h text:style-name="Heading_20_5" text:outline-level="5">Instructions</text:h>
      <text:p text:style-name="Text_20_body">100xp</text:p>
      <text:list xml:id="list7200101459784461999" text:style-name="L17">
        <text:list-item>
          <text:p text:style-name="P43">Create a function called <text:span text:style-name="Source_20_Text">path_exists()</text:span> that has 3 parameters - <text:span text:style-name="Source_20_Text">G</text:span>, <text:span text:style-name="Source_20_Text">node1</text:span>, and <text:span text:style-name="Source_20_Text">node2</text:span> - and returns whether or not a path exists between the two nodes. </text:p>
        </text:list-item>
        <text:list-item>
          <text:p text:style-name="P43">Initialize the queue of cells to visit with the first node, <text:span text:style-name="Source_20_Text">node1</text:span>. <text:span text:style-name="Source_20_Text">queue</text:span> should be a list`. </text:p>
        </text:list-item>
        <text:list-item>
          <text:p text:style-name="P43">Iterate over the nodes in <text:span text:style-name="Source_20_Text">queue</text:span>. </text:p>
        </text:list-item>
        <text:list-item>
          <text:p text:style-name="P43">Get the neighbors of the node using the <text:span text:style-name="Source_20_Text">.neighbors()</text:span> method of the graph <text:span text:style-name="Source_20_Text">G</text:span>. </text:p>
        </text:list-item>
        <text:list-item>
          <text:p text:style-name="P23">Check to see if the destination node <text:span text:style-name="Source_20_Text">node2</text:span> is in the set of <text:span text:style-name="Source_20_Text">neighbors</text:span>. If it is, return <text:span text:style-name="Source_20_Text">True</text:span>. </text:p>
        </text:list-item>
      </text:list>
      <text:p text:style-name="P24">SOLUTIONS&gt;</text:p>
      <text:p text:style-name="P25"><text:soft-page-break/># Define path_exists()</text:p>
      <text:p text:style-name="P25">def path_exists(G, node1, node2):</text:p>
      <text:p text:style-name="P25"><text:s text:c="4"/>"""</text:p>
      <text:p text:style-name="P25"><text:s text:c="4"/>This function checks whether a path exists between two nodes (node1, node2) in graph G.</text:p>
      <text:p text:style-name="P25"><text:s text:c="4"/>"""</text:p>
      <text:p text:style-name="P25"><text:s text:c="4"/>visited_nodes = set()</text:p>
      <text:p text:style-name="P25"><text:s text:c="4"/></text:p>
      <text:p text:style-name="P25"><text:s text:c="4"/># Initialize the queue of cells to visit with the first node: queue</text:p>
      <text:p text:style-name="P25"><text:s text:c="4"/>queue = [node1] <text:s/></text:p>
      <text:p text:style-name="P25"><text:s text:c="4"/></text:p>
      <text:p text:style-name="P25"><text:s text:c="4"/># Iterate over the nodes in the queue</text:p>
      <text:p text:style-name="P25"><text:s text:c="4"/>for node in queue:</text:p>
      <text:p text:style-name="P25"><text:s text:c="4"/></text:p>
      <text:p text:style-name="P25"><text:s text:c="8"/># Get neighbors of the node</text:p>
      <text:p text:style-name="P25"><text:s text:c="8"/>neighbors = G.neighbors(node)</text:p>
      <text:p text:style-name="P25"><text:s text:c="8"/></text:p>
      <text:p text:style-name="P25"><text:s text:c="8"/># Check to see if the destination node is in the set of neighbors</text:p>
      <text:p text:style-name="P25"><text:s text:c="8"/>if node2 in neighbors:</text:p>
      <text:p text:style-name="P25"><text:s text:c="12"/>print('Path exists between nodes {0} and {1}'.format(node1, node2))</text:p>
      <text:p text:style-name="P25"><text:s text:c="12"/>return True</text:p>
      <text:p text:style-name="P25"><text:s text:c="12"/>break</text:p>
      <text:p text:style-name="P25"/>
      <text:p text:style-name="P25">&gt;&gt;&gt;&gt;&gt;&gt;&gt;&gt;&gt;&gt;&gt;&gt;&gt;&gt;&gt;&gt;&gt;&gt;&gt;&gt;&gt;&gt;&gt;&gt;&gt;&gt;&gt;&gt;&gt;&gt;&gt;&gt;&gt;&gt;&gt;&gt;&gt;&gt;&gt;&gt;&gt;&gt;&gt;&gt;&gt;&gt;&gt;&gt;&gt;&gt;&gt;&gt;&gt;&gt;&gt;&gt;&gt;&gt;&gt;&gt;&gt;</text:p>
      <text:h text:style-name="P4" text:outline-level="1">Shortest Path II</text:h>
      <text:p text:style-name="Text_20_body">Now that you've got the code for checking whether the destination node is present in neighbors, next up, you're going to extend the same function to write the code for the condition where the destination node is <text:span text:style-name="Strong_20_Emphasis">not</text:span> present in the neighbors. </text:p>
      <text:p text:style-name="Text_20_body">All the code you need to write is in the <text:span text:style-name="Source_20_Text">else</text:span> condition; that is, if <text:span text:style-name="Source_20_Text">node2</text:span> is <text:span text:style-name="Emphasis">not</text:span> in <text:span text:style-name="Source_20_Text">neighbors</text:span>.</text:p>
      <text:h text:style-name="Heading_20_5" text:outline-level="5">Instructions</text:h>
      <text:p text:style-name="Text_20_body">100xp</text:p>
      <text:h text:style-name="Heading_20_5" text:outline-level="5"><text:soft-page-break/>Instructions</text:h>
      <text:p text:style-name="Text_20_body">100xp</text:p>
      <text:list xml:id="list4810679441937615091" text:style-name="L18">
        <text:list-item>
          <text:p text:style-name="P44">Using the <text:span text:style-name="Source_20_Text">.add()</text:span> method, add the current node <text:span text:style-name="Source_20_Text">node</text:span> to the set <text:span text:style-name="Source_20_Text">visited_nodes</text:span> to keep track of what nodes have already been visited. </text:p>
        </text:list-item>
        <text:list-item>
          <text:p text:style-name="P44">Add the <text:span text:style-name="Emphasis">neighbors</text:span> of the current node <text:span text:style-name="Source_20_Text">node</text:span> that have not yet been visited to <text:span text:style-name="Source_20_Text">queue</text:span>. To do this, you'll need to use the <text:span text:style-name="Source_20_Text">.extend()</text:span> method of <text:span text:style-name="Source_20_Text">queue</text:span> together with a list comprehension. The <text:span text:style-name="Source_20_Text">.extend()</text:span> method appends all the items in a given list.</text:p>
          <text:list>
            <text:list-item>
              <text:p text:style-name="P26">The <text:span text:style-name="Emphasis">output expression</text:span> and <text:span text:style-name="Emphasis">iterator variable</text:span> of the list comprehension are both <text:span text:style-name="Source_20_Text">n</text:span>. The <text:span text:style-name="Emphasis">iterable</text:span> is the list <text:span text:style-name="Source_20_Text">neighbors</text:span>, and the conditional is if <text:span text:style-name="Source_20_Text">n</text:span> is <text:span text:style-name="Emphasis">not</text:span> in the visited nodes.</text:p>
            </text:list-item>
          </text:list>
        </text:list-item>
      </text:list>
      <text:p text:style-name="P25"/>
      <text:p text:style-name="P25"/>
      <text:p text:style-name="P27">SOLUTIONS&gt;</text:p>
      <text:p text:style-name="P28">def path_exists(G, node1, node2):</text:p>
      <text:p text:style-name="P28"><text:s text:c="4"/>"""</text:p>
      <text:p text:style-name="P28"><text:s text:c="4"/>This function checks whether a path exists between two nodes (node1, node2) in graph G.</text:p>
      <text:p text:style-name="P28"><text:s text:c="4"/>"""</text:p>
      <text:p text:style-name="P28"><text:s text:c="4"/>visited_nodes = set()</text:p>
      <text:p text:style-name="P28"><text:s text:c="4"/>queue = [node1]</text:p>
      <text:p text:style-name="P28"><text:s text:c="4"/></text:p>
      <text:p text:style-name="P28"><text:s text:c="4"/>for node in queue: <text:s/></text:p>
      <text:p text:style-name="P28"><text:s text:c="8"/>neighbors = G.neighbors(node)</text:p>
      <text:p text:style-name="P28"><text:s text:c="8"/>if node2 in neighbors:</text:p>
      <text:p text:style-name="P28"><text:s text:c="12"/>print('Path exists between nodes {0} and {1}'.format(node1, node2))</text:p>
      <text:p text:style-name="P28"><text:s text:c="12"/>return True</text:p>
      <text:p text:style-name="P28"><text:s text:c="12"/>break</text:p>
      <text:p text:style-name="P28"/>
      <text:p text:style-name="P28"><text:s text:c="8"/>else:</text:p>
      <text:p text:style-name="P28"><text:s text:c="12"/># Add current node to visited nodes</text:p>
      <text:p text:style-name="P28"><text:s text:c="12"/>visited_nodes.add(node)</text:p>
      <text:p text:style-name="P28"><text:s text:c="12"/></text:p>
      <text:p text:style-name="P28"><text:s text:c="12"/># Add neighbors of current node that have not yet been visited</text:p>
      <text:p text:style-name="P28"><text:s text:c="12"/>queue.extend([n for n in neighbors if n not in visited_nodes])</text:p>
      <text:p text:style-name="P28"/>
      <text:p text:style-name="P28"><text:soft-page-break/>&gt;&gt;&gt;&gt;&gt;&gt;&gt;&gt;&gt;&gt;&gt;&gt;&gt;&gt;&gt;&gt;&gt;&gt;&gt;&gt;&gt;&gt;&gt;&gt;&gt;&gt;&gt;&gt;&gt;&gt;&gt;&gt;&gt;&gt;&gt;&gt;&gt;&gt;&gt;&gt;&gt;&gt;&gt;&gt;&gt;&gt;&gt;&gt;&gt;&gt;&gt;&gt;&gt;&gt;&gt;&gt;</text:p>
      <text:h text:style-name="P5" text:outline-level="1">Shortest Path III</text:h>
      <text:p text:style-name="Text_20_body">This is the final exercise of this trio! You're now going to complete the problem by writing the code that returns <text:span text:style-name="Source_20_Text">False</text:span> if there's no path between two nodes.</text:p>
      <text:h text:style-name="Heading_20_5" text:outline-level="5">Instructions</text:h>
      <text:p text:style-name="Text_20_body">100xp</text:p>
      <text:list xml:id="list7231876031012476375" text:style-name="L19">
        <text:list-item>
          <text:p text:style-name="P45">Check to see if the queue has been emptied. You can do this by inspecting the last element of queue with <text:span text:style-name="Source_20_Text">[-1]</text:span>. </text:p>
        </text:list-item>
        <text:list-item>
          <text:p text:style-name="P29">Place the appropriate return statement for indicating whether there's a path between these two nodes. </text:p>
        </text:list-item>
      </text:list>
      <text:p text:style-name="P30">SOLUTIONS&gt;</text:p>
      <text:p text:style-name="P31">def path_exists(G, node1, node2):</text:p>
      <text:p text:style-name="P31"><text:s text:c="4"/>"""</text:p>
      <text:p text:style-name="P31"><text:s text:c="4"/>This function checks whether a path exists between two nodes (node1, node2) in graph G.</text:p>
      <text:p text:style-name="P31"><text:s text:c="4"/>"""</text:p>
      <text:p text:style-name="P31"><text:s text:c="4"/>visited_nodes = set()</text:p>
      <text:p text:style-name="P31"><text:s text:c="4"/>queue = [node1]</text:p>
      <text:p text:style-name="P31"><text:s text:c="4"/></text:p>
      <text:p text:style-name="P31"><text:s text:c="4"/>for node in queue: <text:s/></text:p>
      <text:p text:style-name="P31"><text:s text:c="8"/>neighbors = G.neighbors(node)</text:p>
      <text:p text:style-name="P31"><text:s text:c="8"/>if node2 in neighbors:</text:p>
      <text:p text:style-name="P31"><text:s text:c="12"/>print('Path exists between nodes {0} and {1}'.format(node1, node2))</text:p>
      <text:p text:style-name="P31"><text:s text:c="12"/>return True</text:p>
      <text:p text:style-name="P31"><text:s text:c="12"/>break</text:p>
      <text:p text:style-name="P31"/>
      <text:p text:style-name="P31"><text:s text:c="8"/>else:</text:p>
      <text:p text:style-name="P31"><text:s text:c="12"/>visited_nodes.add(node)</text:p>
      <text:p text:style-name="P31"><text:s text:c="12"/>queue.extend([n for n in neighbors if n not in visited_nodes])</text:p>
      <text:p text:style-name="P31"><text:s text:c="8"/></text:p>
      <text:p text:style-name="P31"><text:s text:c="8"/># Check to see if the final element of the queue has been reached</text:p>
      <text:p text:style-name="P31"><text:s text:c="8"/>if node == queue[-1]:</text:p>
      <text:p text:style-name="P31"><text:soft-page-break/><text:s text:c="12"/>print('Path does not exist between nodes {0} and {1}'.format(node1, node2))</text:p>
      <text:p text:style-name="P31"><text:s text:c="12"/></text:p>
      <text:p text:style-name="P31"><text:s text:c="12"/># Place the appropriate return statement</text:p>
      <text:p text:style-name="P31"><text:s text:c="12"/>return False</text:p>
      <text:p text:style-name="P31"/>
      <text:p text:style-name="P31">&gt;&gt;&gt;&gt;&gt;&gt;&gt;&gt;&gt;&gt;&gt;&gt;&gt;&gt;&gt;&gt;&gt;&gt;&gt;&gt;&gt;&gt;&gt;&gt;&gt;&gt;&gt;&gt;&gt;&gt;&gt;&gt;&gt;&gt;&gt;&gt;&gt;&gt;&gt;&gt;&gt;&gt;&gt;&gt;&gt;&gt;&gt;&gt;&gt;&gt;&gt;&gt;&gt;&gt;&gt;&gt;&gt;&gt;&gt;&gt;&gt;&gt;</text:p>
      <text:h text:style-name="P6" text:outline-level="1">NetworkX betweenness centrality on a social network</text:h>
      <text:p text:style-name="Text_20_body">Betweenness centrality is a node importance metric that uses information about the shortest paths in a network. It is defined as the fraction of all possible shortest paths between any pair of nodes that pass through the node.</text:p>
      <text:p text:style-name="Text_20_body">NetworkX provides the <text:span text:style-name="Source_20_Text">nx.betweenness_centrality(G)</text:span> function for computing the betweenness centrality of every node in a graph, and it returns a dictionary where the keys are the nodes and the values are their betweenness centrality measures.</text:p>
      <text:h text:style-name="Heading_20_5" text:outline-level="5">Instructions</text:h>
      <text:p text:style-name="Text_20_body">100xp</text:p>
      <text:list xml:id="list2586385443644644859" text:style-name="L20">
        <text:list-item>
          <text:p text:style-name="P46">Compute the betweenness centrality <text:span text:style-name="Source_20_Text">bet_cen</text:span> of the nodes in the graph <text:span text:style-name="Source_20_Text">T</text:span>. </text:p>
        </text:list-item>
        <text:list-item>
          <text:p text:style-name="P46">Compute the degree centrality <text:span text:style-name="Source_20_Text">deg_cen</text:span> of the nodes in the graph <text:span text:style-name="Source_20_Text">T</text:span>. </text:p>
        </text:list-item>
        <text:list-item>
          <text:p text:style-name="P32">Compare betweenness centrality to degree centrality by creating a scatterplot of the two, with <text:span text:style-name="Source_20_Text">list(bet_cen.values())</text:span> on the x-axis and <text:span text:style-name="Source_20_Text">list(deg_cen.values())</text:span> on the y-axis. </text:p>
        </text:list-item>
      </text:list>
      <text:p text:style-name="P33">SOLUTIONS</text:p>
      <text:p text:style-name="P33">&gt;</text:p>
      <text:p text:style-name="P34"># Compute the betweenness centrality of T: bet_cen</text:p>
      <text:p text:style-name="P34">bet_cen = nx.betweenness_centrality(T)</text:p>
      <text:p text:style-name="P34"/>
      <text:p text:style-name="P34"># Compute the degree centrality of T: deg_cen</text:p>
      <text:p text:style-name="P34">deg_cen = nx.degree_centrality(T)</text:p>
      <text:p text:style-name="P34"/>
      <text:p text:style-name="P34"># Create a scatter plot of betweenness centrality and degree centrality</text:p>
      <text:p text:style-name="P34">plt.scatter(list(bet_cen.values()), list(deg_cen.values()))</text:p>
      <text:p text:style-name="P34"/>
      <text:p text:style-name="P34"><text:soft-page-break/># Display the plot</text:p>
      <text:p text:style-name="P34">plt.show()</text:p>
      <text:p text:style-name="P34">&gt;&gt;&gt;&gt;&gt;&gt;&gt;&gt;&gt;&gt;&gt;&gt;&gt;&gt;&gt;&gt;&gt;&gt;&gt;&gt;&gt;&gt;&gt;&gt;&gt;&gt;&gt;&gt;&gt;&gt;&gt;&gt;&gt;&gt;&gt;&gt;&gt;&gt;&gt;&gt;&gt;&gt;&gt;&gt;&gt;&gt;&gt;&gt;&gt;&gt;&gt;&gt;&gt;&gt;&gt;&gt;&gt;&gt;&gt;&gt;&gt;&gt;&gt;&gt;</text:p>
      <text:h text:style-name="P7" text:outline-level="1">Deep dive - Twitter network</text:h>
      <text:p text:style-name="Text_20_body">You're going to now take a deep dive into a Twitter network, which will help reinforce what you've learned earlier. First, you're going to find the nodes that can broadcast messages very efficiently to lots of people one degree of separation away.</text:p>
      <text:p text:style-name="Text_20_body">NetworkX has been pre-imported for you as <text:span text:style-name="Source_20_Text">nx</text:span>.</text:p>
      <text:h text:style-name="Heading_20_5" text:outline-level="5">Instructions</text:h>
      <text:p text:style-name="Text_20_body">100xp</text:p>
      <text:h text:style-name="Heading_20_5" text:outline-level="5">Instructions</text:h>
      <text:p text:style-name="Text_20_body">100xp</text:p>
      <text:list xml:id="list6249558086793120824" text:style-name="L21">
        <text:list-item>
          <text:p text:style-name="P47">Write a function <text:span text:style-name="Source_20_Text">find_nodes_with_highest_deg_cent(G)</text:span> that returns the node(s) with the highest degree centrality using the following steps:</text:p>
          <text:list>
            <text:list-item>
              <text:p text:style-name="P47">Compute the degree centrality of <text:span text:style-name="Source_20_Text">G</text:span>. </text:p>
            </text:list-item>
            <text:list-item>
              <text:p text:style-name="P47">Compute the maximum degree centrality using the <text:span text:style-name="Source_20_Text">max()</text:span> function on <text:span text:style-name="Source_20_Text">list(deg_cent.values())</text:span>. </text:p>
            </text:list-item>
            <text:list-item>
              <text:p text:style-name="P47">Iterate over the degree centrality dictionary, <text:span text:style-name="Source_20_Text">deg_cen.items()</text:span>. </text:p>
            </text:list-item>
            <text:list-item>
              <text:p text:style-name="P47">If the degree centrality value <text:span text:style-name="Source_20_Text">v</text:span> of the current node <text:span text:style-name="Source_20_Text">k</text:span> is equal to <text:span text:style-name="Source_20_Text">max_dc</text:span>, add it to the set of nodes.</text:p>
            </text:list-item>
          </text:list>
        </text:list-item>
        <text:list-item>
          <text:p text:style-name="P47">Use your function to find the node(s) that has the highest degree centrality in <text:span text:style-name="Source_20_Text">T</text:span>. </text:p>
        </text:list-item>
        <text:list-item>
          <text:p text:style-name="P35">Write an assertion statement that checks that the node(s) is/are correctly identified. This has been done for you, so hit 'Submit Answer' to see the result! </text:p>
        </text:list-item>
      </text:list>
      <text:p text:style-name="P36">SOLUTIONS&gt;</text:p>
      <text:p text:style-name="P37"># Define find_nodes_with_highest_deg_cent()</text:p>
      <text:p text:style-name="P37">def find_nodes_with_highest_deg_cent(G):</text:p>
      <text:p text:style-name="P37"/>
      <text:p text:style-name="P37"><text:s text:c="4"/># Compute the degree centrality of G: deg_cent</text:p>
      <text:p text:style-name="P37"><text:s text:c="4"/>deg_cent = nx.degree_centrality(G)</text:p>
      <text:p text:style-name="P37"><text:s text:c="4"/></text:p>
      <text:p text:style-name="P37"><text:s text:c="4"/># Compute the maximum degree centrality: max_dc</text:p>
      <text:p text:style-name="P37"><text:s text:c="4"/>max_dc = max(list(deg_cent.values()))</text:p>
      <text:p text:style-name="P37"><text:s text:c="4"/></text:p>
      <text:p text:style-name="P37"><text:soft-page-break/><text:s text:c="4"/>nodes = set()</text:p>
      <text:p text:style-name="P37"><text:s text:c="4"/></text:p>
      <text:p text:style-name="P37"><text:s text:c="4"/># Iterate over the degree centrality dictionary</text:p>
      <text:p text:style-name="P37"><text:s text:c="4"/>for k, v in deg_cent.items():</text:p>
      <text:p text:style-name="P37"><text:s text:c="4"/></text:p>
      <text:p text:style-name="P37"><text:s text:c="8"/># Check if the current value has the maximum degree centrality</text:p>
      <text:p text:style-name="P37"><text:s text:c="8"/>if v == max_dc:</text:p>
      <text:p text:style-name="P37"><text:s text:c="8"/></text:p>
      <text:p text:style-name="P37"><text:s text:c="12"/># Add the current node to the set of nodes</text:p>
      <text:p text:style-name="P37"><text:s text:c="12"/>nodes.add(k)</text:p>
      <text:p text:style-name="P37"><text:s text:c="12"/></text:p>
      <text:p text:style-name="P37"><text:s text:c="4"/>return nodes</text:p>
      <text:p text:style-name="P37"><text:s text:c="4"/></text:p>
      <text:p text:style-name="P37"># Find the node(s) that has the highest degree centrality in T: top_dc</text:p>
      <text:p text:style-name="P37">top_dc = find_nodes_with_highest_deg_cent(T)</text:p>
      <text:p text:style-name="P37">print(top_dc)</text:p>
      <text:p text:style-name="P37"/>
      <text:p text:style-name="P37"># Write the assertion statement</text:p>
      <text:p text:style-name="P37">for node in top_dc:</text:p>
      <text:p text:style-name="P37"><text:s text:c="4"/>assert nx.degree_centrality(T)[node] == max(nx.degree_centrality(T).values())</text:p>
      <text:p text:style-name="P37"/>
      <text:p text:style-name="P37">&gt;&gt;&gt;&gt;&gt;&gt;&gt;&gt;&gt;&gt;&gt;&gt;&gt;&gt;&gt;&gt;&gt;&gt;&gt;&gt;&gt;&gt;&gt;&gt;&gt;&gt;&gt;&gt;&gt;&gt;&gt;&gt;&gt;&gt;&gt;&gt;&gt;&gt;&gt;&gt;&gt;&gt;&gt;&gt;&gt;&gt;&gt;&gt;&gt;&gt;&gt;&gt;&gt;&gt;</text:p>
      <text:h text:style-name="P8" text:outline-level="1">Deep dive - Twitter network part II</text:h>
      <text:p text:style-name="Text_20_body">Next, you're going to do an analogous deep dive on betweenness centrality! Just a few hints to help you along: remember that betweenness centrality is computed using <text:span text:style-name="Source_20_Text">nx.betweenness_centrality(G)</text:span>.</text:p>
      <text:h text:style-name="Heading_20_5" text:outline-level="5">Instructions</text:h>
      <text:p text:style-name="Text_20_body">100xp</text:p>
      <text:list xml:id="list2826837184098816044" text:style-name="L22">
        <text:list-item>
          <text:p text:style-name="P48">Write a function <text:span text:style-name="Source_20_Text">find_node_with_highest_bet_cent(G)</text:span> that returns the node(s) with the highest betweenness centrality.</text:p>
          <text:list>
            <text:list-item>
              <text:p text:style-name="P48">Compute the betweenness centrality of <text:span text:style-name="Source_20_Text">G</text:span>. </text:p>
            </text:list-item>
            <text:list-item>
              <text:p text:style-name="P48"><text:soft-page-break/>Compute the maximum betweenness centrality using the <text:span text:style-name="Source_20_Text">max()</text:span> function on <text:span text:style-name="Source_20_Text">list(bet_cent.values())</text:span>. </text:p>
            </text:list-item>
            <text:list-item>
              <text:p text:style-name="P48">Iterate over the degree centrality dictionary, <text:span text:style-name="Source_20_Text">bet_cent.items()</text:span>. </text:p>
            </text:list-item>
            <text:list-item>
              <text:p text:style-name="P48">If the degree centrality value <text:span text:style-name="Source_20_Text">v</text:span> of the current node <text:span text:style-name="Source_20_Text">k</text:span> is equal to <text:span text:style-name="Source_20_Text">max_bc</text:span>, add it to the set of nodes.</text:p>
            </text:list-item>
          </text:list>
        </text:list-item>
        <text:list-item>
          <text:p text:style-name="P48">Use your function to find the node(s) that has the highest betweenness centrality in <text:span text:style-name="Source_20_Text">T</text:span>. </text:p>
        </text:list-item>
        <text:list-item>
          <text:p text:style-name="P38">Write an assertion statement that you've got the right node. This has been done for you, so hit 'Submit Answer' to see the result! </text:p>
        </text:list-item>
      </text:list>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4T17:48:20.288027986</meta:creation-date>
    <meta:generator>LibreOffice/5.1.6.2$Linux_X86_64 LibreOffice_project/10m0$Build-2</meta:generator>
    <dc:date>2018-03-04T18:37:02.621560391</dc:date>
    <meta:editing-duration>PT48M33S</meta:editing-duration>
    <meta:editing-cycles>19</meta:editing-cycles>
    <meta:document-statistic meta:table-count="0" meta:image-count="0" meta:object-count="0" meta:page-count="11" meta:paragraph-count="249" meta:word-count="2051" meta:character-count="13410" meta:non-whitespace-character-count="10947"/>
  </office:meta>
</office:document-meta>
</file>